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 style:writing-mode="rl-tb"/>
      <style:text-properties style:font-name="Scheherazade" fo:font-size="26pt" style:font-size-asian="26pt" style:font-name-complex="Scheherazade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ِسْمِ اللّٰهِ إِخْوَانِ * پَمْوٖ نَ رَحْمٰنِ</text:p>
      <text:p text:style-name="P1">نَ الرَّحِيْمُ يُوَنِ * نْدِيٗ يَلٗأَنْدَمِيَ</text:p>
      <text:p text:style-name="P1"/>
      <text:p text:style-name="P1">پُلِكَنِ نْدُزَنْڠُ * كهٖنْدَ مَتٖمْبٖزِ يَنْڠُ</text:p>
      <text:p text:style-name="P1">نِوَپٖ خَبَرِ زَنْڠُ * قِصَ چَلٗنِجِرِيَ</text:p>
      <text:p text:style-name="P1"/>
      <text:p text:style-name="P1">نِلِ نٖنْدَءٗ نْدِيَنِ *كْوَلِ نَ مْٹُ چُمْبَنِ</text:p>
      <text:p text:style-name="P1">مٗيٗ أُكَمْتَمَنِ * كْوَ حَلَالِ كُرِضِيَ </text:p>
      <text:p text:style-name="P1"/>
      <text:p text:style-name="P1">نَمَهَرِيٖ يُوَنِ * نَلٗمْپَ زَيْدَنِ</text:p>
      <text:p text:style-name="P1">نَلِنَ پٖٹٖ چَنْدَنِ * هَوَهِ كُمْڤَلِيَ</text:p>
      <text:p text:style-name="P1"/>
      <text:p text:style-name="P1">عَلى كُتٗكَ كْوَكٖ * أُنَ رُبَ مٗيٗ وَكٖ</text:p>
      <text:p text:style-name="P1"><text:soft-page-break/>أَكٖنْدَ كْوَ مْكٖ وَكٖ * مْكٗنٗ هُمْفُمْبِيَ</text:p>
      <text:p text:style-name="P1"/>
      <text:p text:style-name="P1">مْوَنَ بِنْتِ رَسُوْلِ * يَلِ هَيَتَأَمَلِ</text:p>
      <text:p text:style-name="P1">كَنٖنْدَ مْوٖنْيٖ عَقِلِ * خَبَرِ أكَمْوَمْبِيَ</text:p>
      <text:p text:style-name="P1"/>
      <text:p text:style-name="P1">أَكٖنٖنْدَءٖ كِزٖيْ * فَاطِمَه أكَمْوَمْبِيٖ</text:p>
      <text:p text:style-name="P1">شٖيْحٖ عَليْ أُوٗزٖيْ * خَبَرِ هُكِسِكِيَ</text:p>
      <text:p text:style-name="P1"/>
      <text:p text:style-name="P1">أَكَفَنْيَ مْشَوَشَ * فَاطِمَه كَمْكَنُشَ</text:p>
      <text:p text:style-name="P1">عَلَامَ كَمُؤٗنٖشَ * أُتُنْڠُ أَكَمْٹِيَ</text:p>
      <text:p text:style-name="P1"/>
      <text:p text:style-name="P1">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0:15:09</meta:creation-date>
    <dc:date>2012-10-31T17:02:30</dc:date>
    <meta:editing-duration>P2DT20H37M15S</meta:editing-duration>
    <meta:editing-cycles>16</meta:editing-cycles>
    <meta:generator>LibreOffice/3.5$Linux_x86 LibreOffice_project/350m1$Build-2</meta:generator>
    <meta:document-statistic meta:table-count="0" meta:image-count="0" meta:object-count="0" meta:page-count="2" meta:paragraph-count="17" meta:word-count="98" meta:character-count="399" meta:non-whitespace-character-count="317"/>
  </office:meta>
</office:document-meta>
</file>